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2e00b" officeooo:paragraph-rsid="0012e00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note">
      <style:text-properties officeooo:rsid="0011018c" officeooo:paragraph-rsid="0011018c"/>
    </style:style>
    <style:style style:name="P4" style:family="paragraph" style:parent-style-name="Text_20_body">
      <style:text-properties officeooo:rsid="0011018c" officeooo:paragraph-rsid="0011018c"/>
    </style:style>
    <style:style style:name="P5" style:family="paragraph" style:parent-style-name="Text_20_body">
      <style:paragraph-properties fo:margin-left="0.4925in" fo:text-indent="0in" style:auto-text-indent="false"/>
      <style:text-properties officeooo:rsid="0011018c" officeooo:paragraph-rsid="0011018c"/>
    </style:style>
    <style:style style:name="P6" style:family="paragraph" style:parent-style-name="Preformatted_20_Text">
      <style:text-properties officeooo:rsid="000e5b38" officeooo:paragraph-rsid="000e5b38"/>
    </style:style>
    <style:style style:name="P7" style:family="paragraph" style:parent-style-name="Text_20_body">
      <style:text-properties officeooo:rsid="000e5b38" officeooo:paragraph-rsid="000e5b38"/>
    </style:style>
    <style:style style:name="P8" style:family="paragraph" style:parent-style-name="Preformatted_20_Text">
      <style:paragraph-properties fo:margin-left="0.4925in" fo:text-indent="0in" style:auto-text-indent="false"/>
    </style:style>
    <style:style style:name="P9" style:family="paragraph" style:parent-style-name="Preformatted_20_Text">
      <style:paragraph-properties fo:margin-left="0.4925in" fo:text-indent="0in" style:auto-text-indent="false"/>
      <style:text-properties officeooo:paragraph-rsid="0011018c"/>
    </style:style>
    <style:style style:name="P10" style:family="paragraph" style:parent-style-name="Text_20_body">
      <style:text-properties officeooo:paragraph-rsid="000e5b38"/>
    </style:style>
    <style:style style:name="P11" style:family="paragraph" style:parent-style-name="Text_20_body">
      <style:text-properties officeooo:rsid="000f9d9f" officeooo:paragraph-rsid="000f9d9f"/>
    </style:style>
    <style:style style:name="P12" style:family="paragraph" style:parent-style-name="Text_20_body">
      <style:text-properties officeooo:rsid="00131145" officeooo:paragraph-rsid="00131145"/>
    </style:style>
    <style:style style:name="P13" style:family="paragraph" style:parent-style-name="Heading_20_1">
      <style:text-properties officeooo:rsid="00131145" officeooo:paragraph-rsid="00131145"/>
    </style:style>
    <style:style style:name="P14" style:family="paragraph" style:parent-style-name="Heading_20_1">
      <style:text-properties officeooo:rsid="000e5b38" officeooo:paragraph-rsid="000e5b38"/>
    </style:style>
    <style:style style:name="P15" style:family="paragraph" style:parent-style-name="Heading_20_2">
      <style:text-properties officeooo:rsid="000e5b38" officeooo:paragraph-rsid="000e5b38"/>
    </style:style>
    <style:style style:name="P16" style:family="paragraph" style:parent-style-name="Heading_20_3" style:list-style-name=""/>
    <style:style style:name="P17" style:family="paragraph" style:parent-style-name="Heading_20_3">
      <style:paragraph-properties fo:break-before="page"/>
    </style:style>
    <style:style style:name="P18" style:family="paragraph" style:parent-style-name="Heading_20_3">
      <style:text-properties officeooo:rsid="0011018c" officeooo:paragraph-rsid="0011018c"/>
    </style:style>
    <style:style style:name="P19" style:family="paragraph" style:parent-style-name="Text_20_body" style:list-style-name="L1">
      <style:text-properties officeooo:rsid="000e5b38" officeooo:paragraph-rsid="000e5b38"/>
    </style:style>
    <style:style style:name="P20" style:family="paragraph" style:parent-style-name="Text_20_body" style:list-style-name="L4">
      <style:text-properties officeooo:rsid="000e5b38" officeooo:paragraph-rsid="000e5b38"/>
    </style:style>
    <style:style style:name="P21" style:family="paragraph" style:parent-style-name="Text_20_body" style:list-style-name="L2">
      <style:text-properties officeooo:rsid="000f9d9f" officeooo:paragraph-rsid="000f9d9f"/>
    </style:style>
    <style:style style:name="P22" style:family="paragraph" style:parent-style-name="Text_20_body" style:list-style-name="L2">
      <style:text-properties officeooo:rsid="0011018c" officeooo:paragraph-rsid="0011018c"/>
    </style:style>
    <style:style style:name="P23" style:family="paragraph" style:parent-style-name="Text_20_body" style:list-style-name="L3">
      <style:text-properties officeooo:rsid="0011018c" officeooo:paragraph-rsid="0011018c"/>
    </style:style>
    <style:style style:name="P24" style:family="paragraph" style:parent-style-name="Text_20_body" style:list-style-name="L4">
      <style:text-properties officeooo:paragraph-rsid="000e5b38"/>
    </style:style>
    <style:style style:name="T1" style:family="text">
      <style:text-properties officeooo:rsid="000e5b38"/>
    </style:style>
    <style:style style:name="T2" style:family="text">
      <style:text-properties officeooo:rsid="0011018c"/>
    </style:style>
    <style:style style:name="T3" style:family="text">
      <style:text-properties officeooo:rsid="001379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Introduction</text:h>
      <text:p text:style-name="P12">Programs are written for a purpose. <text:s/>The purpose of each program will vary. <text:s/>Why a program is written will also vary. <text:s/>Some programs are written to be used once or twice by the programmer while other programs are written to be used by others and used multiple times. <text:s/>The documentation needed for each program will depend on that purpose and the end users.</text:p>
      <text:h text:style-name="Heading_20_2" text:outline-level="2">End User</text:h>
      <text:p text:style-name="P7">When programming, keep in mind who your end users are.</text:p>
      <text:list text:style-name="L1">
        <text:list-item>
          <text:p text:style-name="P19">Who are the programs for? Not what are the programs for.</text:p>
          <text:list>
            <text:list-item>
              <text:p text:style-name="P19">End User – Robot and people running the robot.</text:p>
            </text:list-item>
            <text:list-item>
              <text:p text:style-name="P19">Other Programmers:</text:p>
              <text:list>
                <text:list-item>
                  <text:p text:style-name="P19">Co-programmers</text:p>
                </text:list-item>
                <text:list-item>
                  <text:p text:style-name="P19">Future programmers</text:p>
                </text:list-item>
                <text:list-item>
                  <text:p text:style-name="P19">Maintainers</text:p>
                </text:list-item>
              </text:list>
            </text:list-item>
          </text:list>
        </text:list-item>
      </text:list>
      <text:h text:style-name="P14" text:outline-level="1">Comments</text:h>
      <text:p text:style-name="P7">The best way to make your code ready for other programmers is to properly comment it. <text:s/>Some people say that code should be self-documenting. <text:s/>Only in the best or simplest case is this true. <text:s/>Even then, the code is often self-documenting to the original programmer. </text:p>
      <text:h text:style-name="P15" text:outline-level="2">Doxygen</text:h>
      <text:p text:style-name="P7">Doxygen is a tool that turns comments into documentation. <text:s/>Javadoc comments are basically a subset of Doxygen comments. <text:s/>Doxygen can generate documentation is different formats: HTML which looks like Javadoc output, LaTex, man pages, RTF (Rich Text Format), XML, and Docbook.</text:p>
      <text:p text:style-name="P7">While Javadoc is limited to Java only, Doxygen can be used on most languages including, and not limited to, Java, C++, C, FORTRAN, PHP, and Python.</text:p>
      <text:h text:style-name="P16" text:outline-level="3"/>
      <text:h text:style-name="P17" text:outline-level="3"><text:span text:style-name="T2">Doxygen </text:span>Comments</text:h>
      <text:p text:style-name="P7">Doxygen reads doxygen comments for the source of the generated documentation. <text:s/>Doxygen uses various commenting styles that each of its supported languages use . <text:s/>Like Javadoc, the comment style:</text:p>
      <text:p text:style-name="P8">/<text:span text:style-name="T1">**</text:span></text:p>
      <text:p text:style-name="P8"><text:s/><text:span text:style-name="T1">* … text …</text:span></text:p>
      <text:p text:style-name="P8"><text:s/><text:span text:style-name="T1">*/</text:span></text:p>
      <text:p text:style-name="P10"><text:span text:style-name="T1">The double asterisk denotes the beginning of a doxygen comment. <text:s/>This style also works for C++ and other languages that use C-Style comments. <text:s/>Other comment styles can be used to denote doxygen comments. <text:s/>See </text:span><text:a xlink:type="simple" xlink:href="https://www.doxygen.nl/manual/docblocks.html" text:style-name="Internet_20_link" text:visited-style-name="Visited_20_Internet_20_Link"><text:span text:style-name="T1">https://www.doxygen.nl/manual/docblocks.html</text:span></text:a><text:span text:style-name="T1"> for more details.</text:span></text:p>
      <text:p text:style-name="P10"><text:span text:style-name="T1">Doxygen looks for commands within the doxygen comment that tell how that section of the comment is to treated. <text:s/>Commands begin with the character ‘@’ or ‘\’. <text:s/>For best practices, chose one of the two characters and use only that one in your code. <text:s/></text:span><text:span text:style-name="T2">See </text:span><text:s/><text:a xlink:type="simple" xlink:href="https://www.doxygen.nl/manual/commands.html" text:style-name="Internet_20_link" text:visited-style-name="Visited_20_Internet_20_Link">https://www.doxygen.nl/manual/commands.html</text:a> <text:span text:style-name="T2">for list of all the Doxygen commands.</text:span></text:p>
      <text:h text:style-name="Heading_20_3" text:outline-level="3">Where to use Doxygen Comments</text:h>
      <text:p text:style-name="P7">There are no hard rules for when and where to place doxygen comments though there are a few places where they are most useful.</text:p>
      <text:p text:style-name="P7">Note, the @brief command can be omitted if javadoc_autobrief, <text:span text:style-name="T2">which Doxygen calls BRIEF_MEMBER_DESC,</text:span> is enabled. <text:s/>In this case, the first line or sentence in the doxygen comment is assumed to the the @brief line.</text:p>
      <text:h text:style-name="Heading_20_4" text:outline-level="4">Files</text:h>
      <text:p text:style-name="P7">Each file should start with a doxygen comment that contains the following.</text:p>
      <text:p text:style-name="P8">/<text:span text:style-name="T1">**</text:span></text:p>
      <text:p text:style-name="P8"><text:s/><text:span text:style-name="T1">* @file <text:s/>&lt;filename&gt; (optional)</text:span></text:p>
      <text:p text:style-name="P8"><text:s/><text:span text:style-name="T1">* @brief A brief description (one sentence) of the purpose of the file</text:span></text:p>
      <text:p text:style-name="P8"><text:s/><text:span text:style-name="T1">*</text:span></text:p>
      <text:p text:style-name="P8"><text:s/><text:span text:style-name="T1">* Description of what the file contains and is for. <text:s/>This is the full</text:span></text:p>
      <text:p text:style-name="P8"><text:s/><text:span text:style-name="T1">* length description of what the brief description was saying. <text:s/>It can</text:span></text:p>
      <text:p text:style-name="P8"><text:s/><text:span text:style-name="T1">* be any length and multiple paragraphs.</text:span></text:p>
      <text:p text:style-name="P8"><text:s/><text:span text:style-name="T1">*</text:span></text:p>
      <text:p text:style-name="P8"><text:s/><text:span text:style-name="T1">* @author <text:s text:c="2"/>List of programmers who created and worked on this file</text:span></text:p>
      <text:p text:style-name="P8"><text:s/><text:span text:style-name="T1">* @date <text:s text:c="4"/>(This is useful if GIT fills in the date.)</text:span></text:p>
      <text:p text:style-name="P8"><text:s/><text:span text:style-name="T1">* @version <text:s/>&lt;version number&gt;</text:span></text:p>
      <text:p text:style-name="P8"><text:s/><text:span text:style-name="T1">*/</text:span></text:p>
      <text:p text:style-name="P7"><text:soft-page-break/></text:p>
      <text:h text:style-name="Heading_20_4" text:outline-level="4">Classes</text:h>
      <text:p text:style-name="P7">There should be a doxygen comment before every class that is declared in the code. <text:s/>Variations of this type of doxygen comment should be before any type definition such as enum declarations as well as classes.</text:p>
      <text:p text:style-name="Preformatted_20_Text">/<text:span text:style-name="T1">**</text:span></text:p>
      <text:p text:style-name="Preformatted_20_Text"><text:s/><text:span text:style-name="T1">* @brief A brief description of the purpose of this definition.</text:span></text:p>
      <text:p text:style-name="P6"><text:s/>*</text:p>
      <text:p text:style-name="P6"><text:s/>* Description of class. What is its purpose and intended use. </text:p>
      <text:p text:style-name="P6"><text:s/>* Include information that a user of the class might need such as:</text:p>
      <text:p text:style-name="P6"><text:s/>*</text:p>
      <text:p text:style-name="P6"><text:s/>* <text:s text:c="2"/>- Pre-conditions needed before creating an instance of this class</text:p>
      <text:p text:style-name="P6"><text:s/>* <text:s text:c="2"/>- Post-conditions that might be needed when done using this class</text:p>
      <text:p text:style-name="P6"><text:s/>* <text:s text:c="2"/>- is the class thread-safe or not</text:p>
      <text:p text:style-name="P6"><text:s/>* <text:s text:c="2"/>- is this class a singleton in which only one instance of the class</text:p>
      <text:p text:style-name="P6"><text:s/>* <text:s text:c="4"/>may exist.</text:p>
      <text:p text:style-name="P6"><text:s/>* <text:s text:c="2"/>- What resources this class could use and which resources are not</text:p>
      <text:p text:style-name="P6"><text:s/>* <text:s text:c="4"/>shareable.</text:p>
      <text:p text:style-name="P6"><text:s/>*/</text:p>
      <text:p text:style-name="P6"/>
      <text:h text:style-name="Heading_20_4" text:outline-level="4"><text:soft-page-break/>Variables and objects</text:h>
      <text:p text:style-name="P11">Anytime a variable or object is defined, a doxygen comment should be used if there is any information about the it that another programmer should know. <text:s/>If the variable is named properly, the doxygen comment may be unnecessary. <text:s/>Things to keep in mind for information that should go into a doxygen comment:</text:p>
      <text:list text:style-name="L2">
        <text:list-item>
          <text:p text:style-name="P21">Does the value of this object effect other objects or is this object effected by other objects? <text:s/>In other words, does this object interact with other objects. <text:s/></text:p>
          <text:list>
            <text:list-item>
              <text:p text:style-name="P21">Example: If this object is true, that object values are ignored.</text:p>
            </text:list-item>
            <text:list-item>
              <text:p text:style-name="P21">Example: This object is the lock for that object. <text:s/>Useful information when a set of objects are designed to be access on multiple threads.</text:p>
            </text:list-item>
          </text:list>
        </text:list-item>
        <text:list-item>
          <text:p text:style-name="P21">Is the value expressed in terms of units such as seconds, meters, meters/second?</text:p>
        </text:list-item>
        <text:list-item>
          <text:p text:style-name="P22">What conditions causes the object to change.</text:p>
          <text:p text:style-name="P22"/>
        </text:list-item>
      </text:list>
      <text:p text:style-name="P8">/<text:span text:style-name="T2">**</text:span></text:p>
      <text:p text:style-name="P8"><text:s/><text:span text:style-name="T2">* Description of variable or object</text:span></text:p>
      <text:p text:style-name="P8"><text:s/><text:span text:style-name="T2">*/</text:span></text:p>
      <text:h text:style-name="Heading_20_4" text:outline-level="4"><text:soft-page-break/>Methods</text:h>
      <text:p text:style-name="P4">Methods, also called functions and subroutines depending on the language, are code that can be executed for other places in the program by being called. <text:s/>The first part of a method is the signature which includes scope (public, protected, private), the return value, the method name, a list of arguments that are passed to the method, a list of exceptions that can be thrown. <text:s/>This is the part of the method that comes before the body of executable statements.</text:p>
      <text:p text:style-name="P4">The signature of a method is a contract to the caller. <text:s/>It is this contract that should be described in the doxygen comment just before the method. <text:s/>The caller does not need to know how the method performs its task. <text:s/>The caller does need to know what the outcome of that task is. <text:s/>For instance, are there any preconditions that need to be met before calling this method? <text:s/>What are the post-conditions that the caller should know about when the method returns? <text:s/>What exceptions may be thrown that the caller might want to catch and handle.</text:p>
      <text:p text:style-name="P4"/>
      <text:p text:style-name="P4"/>
      <text:p text:style-name="P8">/<text:span text:style-name="T2">**</text:span></text:p>
      <text:p text:style-name="P8"><text:s/><text:span text:style-name="T2">* @brief Short description of method</text:span></text:p>
      <text:p text:style-name="P8"><text:s/><text:span text:style-name="T2">*</text:span></text:p>
      <text:p text:style-name="P8"><text:s/><text:span text:style-name="T2">* Long description of method.</text:span></text:p>
      <text:p text:style-name="P8"><text:s/><text:span text:style-name="T2">*</text:span></text:p>
      <text:p text:style-name="P8"><text:s/><text:span text:style-name="T2">* @param argument1 <text:s/>Description</text:span></text:p>
      <text:p text:style-name="P8"><text:s/><text:span text:style-name="T2">* @param argument2 <text:s/>Description</text:span></text:p>
      <text:p text:style-name="P8"><text:s/><text:span text:style-name="T2">* <text:s/>…</text:span></text:p>
      <text:p text:style-name="P8"><text:s/><text:span text:style-name="T2">* @param argumentN <text:s/>Description</text:span></text:p>
      <text:p text:style-name="P8"><text:s/><text:span text:style-name="T2">*</text:span></text:p>
      <text:p text:style-name="P8"><text:s/><text:span text:style-name="T2">* @return Description of return value </text:span></text:p>
      <text:p text:style-name="P8"><text:s/><text:span text:style-name="T2">*</text:span></text:p>
      <text:p text:style-name="P8"><text:s/><text:span text:style-name="T2">* @pre <text:s text:c="3"/>Description of any per-conditions that the caller is expected</text:span></text:p>
      <text:p text:style-name="P8"><text:s/><text:span text:style-name="T2">* <text:s text:c="8"/>to meet before calling this method.</text:span></text:p>
      <text:p text:style-name="P8"><text:s/><text:span text:style-name="T2">*</text:span></text:p>
      <text:p text:style-name="P8"><text:s/><text:span text:style-name="T2">* @post <text:s text:c="2"/>Description of any post-conditions the caller should expect</text:span></text:p>
      <text:p text:style-name="P8"><text:s/><text:span text:style-name="T2">* <text:s text:c="8"/>to have occurred while this method is running.</text:span></text:p>
      <text:p text:style-name="P8"><text:s/><text:span text:style-name="T2">*</text:span></text:p>
      <text:p text:style-name="P8"><text:s/><text:span text:style-name="T2">* @throws &lt;ExceptionType1&gt; Description on why this exception might</text:span></text:p>
      <text:p text:style-name="P8"><text:s/><text:span text:style-name="T2">* <text:s text:c="25"/>get thrown.</text:span></text:p>
      <text:p text:style-name="P9"><text:s/><text:span text:style-name="T2">* @throws &lt;ExceptionTypeN&gt; Description on why this exception might</text:span></text:p>
      <text:p text:style-name="P9"><text:s/><text:span text:style-name="T2">* <text:s text:c="25"/>get thrown.</text:span></text:p>
      <text:p text:style-name="P9"><text:s/><text:span text:style-name="T2">*/</text:span></text:p>
      <text:h text:style-name="Heading_20_4" text:outline-level="4"><text:soft-page-break/>Todo Lists</text:h>
      <text:p text:style-name="P4">One useful feature of Doxygen is that you can generate Todo lists by using the @todo command. <text:s/>These doxygen comments can go anywhere in the source code files. <text:s/>They can be used to mark sections of code that still need to be written. <text:s/>Areas where the code needs extensive testing. <text:s/>And for any other tasks that have not been completed.</text:p>
      <text:p text:style-name="P5">try {</text:p>
      <text:p text:style-name="P5"><text:tab/>… code …</text:p>
      <text:p text:style-name="P5">} catch (Exception exc) {</text:p>
      <text:p text:style-name="P5"><text:tab/>/**</text:p>
      <text:p text:style-name="P5"><text:tab/>* @todo write error handling code for …</text:p>
      <text:p text:style-name="P5"><text:tab/>*/</text:p>
      <text:p text:style-name="P5">}</text:p>
      <text:h text:style-name="Heading_20_4" text:outline-level="4">Other Usage</text:h>
      <text:p text:style-name="P4">There are other times where doxygen comment can be used within the code. <text:s/>For example, if a section of code was written using one algorithm over another, a useful doxygen comment would list the algorithms that could have been used and why one was selected over the others. <text:s/>This is helpful to future programmers who might try to replace the code with code using a different algorithm that might not work as well.</text:p>
      <text:h text:style-name="P18" text:outline-level="3">Diagrams</text:h>
      <text:p text:style-name="P4">Doxygen can also be used to generate various diagrams useful in understanding the relationship between classes and how the program flows. <text:s/>The three most useful diagrams are:</text:p>
      <text:list text:style-name="L3">
        <text:list-item>
          <text:p text:style-name="P23">Class Diagrams which show class inheritance and which classes interact with each other.</text:p>
        </text:list-item>
        <text:list-item>
          <text:p text:style-name="P23">Call Diagrams which show what classes are used by a class.</text:p>
        </text:list-item>
        <text:list-item>
          <text:p text:style-name="P23">Caller Diagrams which show which classes used this class.</text:p>
        </text:list-item>
      </text:list>
      <text:p text:style-name="P4">In order to generate these diagrams, Doxygen makes uses of another program, GraphViz. <text:s/>GraphViz may need to be installed separately.</text:p>
      <text:p text:style-name="P4"><text:soft-page-break/>One import configuration to enable (set to YES) when generating diagrams is the HTML_DYNAMIC_SECTIONS in the Doxyfile configuration file. <text:s/>This causes the diagrams to be hidden in the final HTML output. <text:s/>The diagrams can be large, covering several screens or pages. <text:s/>This option allows for the diagrams to be viewed by clicking on a link in the documentation. <text:s/>The diagrams will then be displayed inline instead of in another window.</text:p>
      <text:h text:style-name="P18" text:outline-level="3">Doxywizard</text:h>
      <text:p text:style-name="P4">Doxygen requires a configuration file usually called Doxyfile or .doxyfile, the name changes with operating systems. <text:s/>You can also specify your own name for this file. <text:s/>The configuration file contains many options and can be rather daunting to new users. <text:s/>Doxygen provides a GUI interface that can be used to both set up your configuration and run doxygen. <text:s/>The GUI is called doxywizard. <text:s/>On Linux, this program is usually run from the command line.<text:note text:id="ftn1" text:note-class="footnote"><text:note-citation>1</text:note-citation><text:note-body><text:p text:style-name="P3">I have not run Doxygen on Windows in over a decade and do know now if doxywizard can be run from the Start Menu or must be run from a command prompt.</text:p></text:note-body></text:note></text:p>
      <text:p text:style-name="P4">Doxywizard has two modes, available from tabs in the GUI. <text:s/>The first mode is Wizard. <text:s/>This should be the first mode used for configuring doxygen. <text:s/>It allows you to set where the source code resides, where the output documentation should go, and what diagrams should <text:s/>be generated.</text:p>
      <text:p text:style-name="P4">The second mode is Expert. <text:s/>In this mode, all the options are presented to you. <text:s/>The options are grouped into common areas such as Project, HTML (output), and DOT (Diagram graphics). <text:s/>Once the basic configuration file is set with the Wizard, the Expert mode is useful for tweaking the configuration. <text:s/>One such tweak that I recommend is in the HTML section, enable HTML_DYNAMIC_SECTIONS.</text:p>
      <text:p text:style-name="P4">In Expert mode, hover the mouse over an option and a description of what the option controls will appear in the lower left corner of the GUI.</text:p>
      <text:p text:style-name="P4">Remember to save the configuration file that you generated before exiting doxywizard. <text:s/>Use the top menu FILE→SAVE or FILE→SAVE AS.</text:p>
      <text:h text:style-name="P18" text:outline-level="3">Best Practices</text:h>
      <text:p text:style-name="P4">Doxygen can be run from anywhere on your computer. <text:s/>It is best to create a directory or folder that Doxygen can use as a working directory. <text:s/>The working directory is where Doxygen stores files and temporary files. <text:s/>There will be a lot of files generated so you do not want this happening within your project directories.</text:p>
      <text:p text:style-name="P4"><text:soft-page-break/>My recommendation is to create a subdirectory or subfolder in the root directory of your project. <text:s/>My preference is to use the name Doc, if it is not already used by the project, or Doxy (or doxy) if Doc is already used or you want to reserve a Doc directory for later. <text:s/>Store your configuration file in the doxy directory. <text:s/></text:p>
      <text:p text:style-name="P4">This is the directory to use when doxywizard asks for the working directory. <text:s/>I use the doxy directory as the directory where doxygen should put the generated documentation. <text:s/>You can use a different directory for the output though you should make sure that it is directory that you can delete without losing any important files. <text:s/>Doxygen will create subdirectories in the output documentation directory for each time of document it generates: html, man, docbook, etc.</text:p>
      <text:h text:style-name="Heading_20_2" text:outline-level="2">Downloads</text:h>
      <text:list text:style-name="L4">
        <text:list-item>
          <text:p text:style-name="P24"><text:span text:style-name="T1">Doxygen -- </text:span><text:a xlink:type="simple" xlink:href="https://www.doxygen.nl/" text:style-name="Internet_20_link" text:visited-style-name="Visited_20_Internet_20_Link"><text:span text:style-name="T1">https://www.doxygen.nl</text:span></text:a></text:p>
          <text:list>
            <text:list-item>
              <text:p text:style-name="P20">doxywizard – part of Doxygen</text:p>
            </text:list-item>
          </text:list>
        </text:list-item>
        <text:list-item>
          <text:p text:style-name="P24"><text:span text:style-name="T1">GraphViz -- </text:span><text:a xlink:type="simple" xlink:href="https://graphviz.org/" text:style-name="Internet_20_link" text:visited-style-name="Visited_20_Internet_20_Link"><text:span text:style-name="T1">https://graphviz.org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style:page-number="auto" fo:keep-with-next="alway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left="0.1in" fo:margin-right="0.1in"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officeooo:rsid="0012e00b" officeooo:paragraph-rsid="0012e00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379b4"/>
    </style:style>
    <style:style style:name="MT2" style:family="text">
      <style:text-properties officeooo:rsid="000e5b3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ing Code</text:p>
        <text:p text:style-name="Subtitle">For Team <text:span text:style-name="MT1">10004</text:span> <text:span text:style-name="MT1">SCAROB</text:span></text:p>
      </style:header>
      <style:footer>
        <text:p text:style-name="MP2"><text:bookmark-start text:name="PageNumWizard_FOOTER_Default Page Style1"/><text:page-number text:select-page="current">8</text:page-number><text:bookmark-end text:name="PageNumWizard_FOOTER_Default Page Style1"/><text:s/><text:span text:style-name="MT2">of </text:span><text:span text:style-name="MT2"><text:page-count>8</text:page-count></text:span></text:p>
        <text:p text:style-name="Footer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5:35:42.904590676</meta:creation-date>
    <dc:date>2024-07-30T10:44:26.706985592</dc:date>
    <meta:editing-duration>PT4H9M57S</meta:editing-duration>
    <meta:editing-cycles>7</meta:editing-cycles>
    <meta:generator>LibreOffice/24.2.5.2$Linux_X86_64 LibreOffice_project/420$Build-2</meta:generator>
    <dc:creator>Steven LeBrun</dc:creator>
    <meta:document-statistic meta:table-count="0" meta:image-count="0" meta:object-count="0" meta:page-count="8" meta:paragraph-count="129" meta:word-count="1881" meta:character-count="11054" meta:non-whitespace-character-count="9101"/>
  </office:meta>
</office:document-meta>
</file>